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93cm" fo:min-width="2.43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3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objectwithoutfill">
      <style:graphic-properties draw:marker-end="Arrowheads_20_5" draw:marker-end-width="0.3cm" draw:fill="none" draw:textarea-vertical-align="middle"/>
    </style:style>
    <style:style style:name="gr5" style:family="graphic" style:parent-style-name="objectwithoutfill">
      <style:graphic-properties draw:marker-end="Arrowheads_20_6" draw:marker-end-width="0.3cm" draw:fill="none" draw:textarea-vertical-align="middle"/>
    </style:style>
    <style:style style:name="gr6" style:family="graphic" style:parent-style-name="objectwithoutfill">
      <style:graphic-properties draw:marker-end="Arrowheads_20_7" draw:marker-end-width="0.3cm" draw:fill="none" draw:textarea-vertical-align="middle"/>
    </style:style>
    <style:style style:name="gr7" style:family="graphic" style:parent-style-name="objectwithoutfill">
      <style:graphic-properties draw:marker-end="Arrowheads_20_9" draw:marker-end-width="0.3cm" draw:fill="none" draw:textarea-vertical-align="middle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3.794cm" fo:min-width="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33cm" fo:min-width="4.83cm"/>
      <style:paragraph-properties style:writing-mode="lr-tb"/>
    </style:style>
    <style:style style:name="gr10" style:family="graphic" style:parent-style-name="objectwithoutfill">
      <style:graphic-properties draw:marker-end="Arrowheads_20_12" draw:marker-end-width="0.3cm" draw:fill="none" draw:textarea-vertical-align="middle"/>
    </style:style>
    <style:style style:name="gr11" style:family="graphic" style:parent-style-name="objectwithoutfill">
      <style:graphic-properties draw:marker-end="Arrowheads_20_13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556cm" fo:min-width="5.05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983cm" fo:min-width="4.86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654cm" fo:min-width="4.90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051cm" fo:min-width="4.8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3cm" fo:min-width="5.10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878cm" fo:min-width="5.128cm"/>
      <style:paragraph-properties style:writing-mode="lr-tb"/>
    </style:style>
    <style:style style:name="gr18" style:family="graphic" style:parent-style-name="objectwithoutfill">
      <style:graphic-properties draw:marker-end="Arrowheads_20_16" draw:marker-end-width="0.3cm" draw:fill="none" draw:textarea-vertical-align="middle"/>
    </style:style>
    <style:style style:name="gr19" style:family="graphic" style:parent-style-name="objectwithoutfill">
      <style:graphic-properties draw:marker-end="Arrowheads_20_17" draw:marker-end-width="0.3cm" draw:fill="none" draw:textarea-vertical-align="middle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3.09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28cm" fo:min-width="4.728cm"/>
      <style:paragraph-properties style:writing-mode="lr-tb"/>
    </style:style>
    <style:style style:name="gr22" style:family="graphic" style:parent-style-name="objectwithoutfill">
      <style:graphic-properties draw:marker-end="Arrowheads_20_18" draw:marker-end-width="0.3cm" draw:fill="none" draw:textarea-vertical-align="middle"/>
    </style:style>
    <style:style style:name="gr23" style:family="graphic" style:parent-style-name="objectwithoutfill">
      <style:graphic-properties draw:marker-end="Arrowheads_20_20" draw:marker-end-width="0.3cm" draw:fill="none" draw:textarea-vertical-align="middle"/>
    </style:style>
    <style:style style:name="gr24" style:family="graphic" style:parent-style-name="objectwithoutfill">
      <style:graphic-properties draw:marker-end="Arrowheads_20_22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0.358cm" fo:min-width="2.866cm"/>
    </style:style>
    <style:style style:name="gr26" style:family="graphic" style:parent-style-name="standard">
      <style:graphic-properties draw:textarea-horizontal-align="justify" draw:textarea-vertical-align="middle" draw:auto-grow-height="false" fo:min-height="0.328cm" fo:min-width="2.807cm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68cm" fo:min-width="3.3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8" style:family="graphic" style:parent-style-name="objectwithoutfill">
      <style:graphic-properties draw:marker-end="Arrowheads_20_23" draw:marker-end-width="0.3cm" draw:fill="none" draw:textarea-vertical-align="middle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14cm" fo:min-width="5.32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88cm" fo:min-width="3.73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1" style:family="graphic" style:parent-style-name="objectwithoutfill">
      <style:graphic-properties draw:marker-end="Arrowheads_20_25" draw:marker-end-width="0.3cm" draw:fill="none" draw:textarea-vertical-align="middle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38cm" fo:min-width="1.72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3" style:family="graphic" style:parent-style-name="objectwithoutfill">
      <style:graphic-properties draw:marker-end="Arrowheads_20_26" draw:marker-end-width="0.3cm" draw:fill="none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2.639cm" fo:min-width="7.628cm"/>
      <style:paragraph-properties style:writing-mode="lr-tb"/>
    </style:style>
    <style:style style:name="gr35" style:family="graphic" style:parent-style-name="objectwithoutfill">
      <style:graphic-properties draw:marker-end="Arrowheads_20_27" draw:marker-end-width="0.3cm" draw:fill="none" draw:textarea-vertical-align="middle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67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7" style:family="graphic" style:parent-style-name="objectwithoutfill">
      <style:graphic-properties draw:marker-end="Arrowheads_20_29" draw:marker-end-width="0.3cm" draw:fill="none" draw:textarea-vertical-align="middle"/>
    </style:style>
    <style:style style:name="gr38" style:family="graphic" style:parent-style-name="objectwithoutfill">
      <style:graphic-properties draw:marker-end="Arrowheads_20_31" draw:marker-end-width="0.3cm" draw:fill="none" draw:textarea-vertical-align="middle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3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0" style:family="graphic" style:parent-style-name="objectwithoutfill">
      <style:graphic-properties draw:marker-end="Arrowheads_20_35" draw:marker-end-width="0.3cm" draw:fill="none" draw:textarea-vertical-align="middle"/>
    </style:style>
    <style:style style:name="gr41" style:family="graphic" style:parent-style-name="objectwithoutfill">
      <style:graphic-properties draw:marker-end="Arrowheads_20_36" draw:marker-end-width="0.3cm" draw:fill="none" draw:textarea-vertical-align="middle"/>
    </style:style>
    <style:style style:name="gr42" style:family="graphic" style:parent-style-name="objectwithoutfill">
      <style:graphic-properties draw:marker-end="Arrowheads_20_37" draw:marker-end-width="0.3cm" draw:fill="none" draw:textarea-vertical-align="middle"/>
    </style:style>
    <style:style style:name="gr43" style:family="graphic" style:parent-style-name="objectwithoutfill">
      <style:graphic-properties draw:marker-end="Arrowheads_20_38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fo:min-height="0.43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54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648cm" fo:min-width="2.924cm"/>
      <style:paragraph-properties style:writing-mode="lr-tb"/>
    </style:style>
    <style:style style:name="gr48" style:family="graphic" style:parent-style-name="objectwithoutfill">
      <style:graphic-properties draw:marker-end="Arrowheads_20_39" draw:marker-end-width="0.3cm" draw:fill="none" draw:textarea-vertical-align="middle"/>
    </style:style>
    <style:style style:name="gr49" style:family="graphic" style:parent-style-name="objectwithoutfill">
      <style:graphic-properties draw:marker-end="Arrowheads_20_40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0.491cm"/>
      <style:paragraph-properties style:writing-mode="lr-tb"/>
    </style:style>
    <style:style style:name="gr52" style:family="graphic" style:parent-style-name="objectwithoutfill">
      <style:graphic-properties draw:marker-end="Arrowheads_20_41" draw:marker-end-width="0.3cm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tart-End 1" draw:style-name="gr1" draw:text-style-name="P2" xml:id="id25" draw:id="id25" draw:layer="layout" svg:width="3.25cm" svg:height="0.911cm" svg:x="4.262cm" svg:y="1.294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1" draw:style-name="gr2" draw:text-style-name="P2" xml:id="id6" draw:id="id6" draw:layer="layout" svg:width="4cm" svg:height="0.75cm" svg:x="13cm" svg:y="3.75cm">
          <text:p text:style-name="P1"><text:span text:style-name="T1">Initialis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15cm" svg:y1="7cm" svg:x2="15cm" svg:y2="7.75cm" draw:start-shape="id1" draw:start-glue-point="2" draw:end-shape="id2" draw:end-glue-point="0" svg:d="M15000 7000v750" svg:viewBox="0 0 1 751">
          <text:p/>
        </draw:connector>
        <draw:connector draw:style-name="gr4" draw:text-style-name="P3" draw:layer="layout" svg:x1="15cm" svg:y1="8.75cm" svg:x2="15cm" svg:y2="9.5cm" draw:start-shape="id2" draw:start-glue-point="2" draw:end-shape="id3" draw:end-glue-point="0" svg:d="M15000 8750v750" svg:viewBox="0 0 1 751">
          <text:p/>
        </draw:connector>
        <draw:connector draw:style-name="gr5" draw:text-style-name="P3" draw:layer="layout" svg:x1="15cm" svg:y1="10.5cm" svg:x2="15cm" svg:y2="11.25cm" draw:start-shape="id3" draw:start-glue-point="2" draw:end-shape="id4" draw:end-glue-point="0" svg:d="M15000 10500v750" svg:viewBox="0 0 1 751">
          <text:p/>
        </draw:connector>
        <draw:connector draw:style-name="gr6" draw:text-style-name="P3" draw:layer="layout" draw:type="line" svg:x1="15cm" svg:y1="12.25cm" svg:x2="15.035cm" svg:y2="12.911cm" draw:start-shape="id4" draw:start-glue-point="2" draw:end-shape="id5" draw:end-glue-point="0" svg:d="M15000 12250l35 661" svg:viewBox="0 0 36 662">
          <text:p/>
        </draw:connector>
        <draw:connector draw:style-name="gr7" draw:text-style-name="P3" draw:layer="layout" svg:x1="15cm" svg:y1="4.5cm" svg:x2="15cm" svg:y2="5.5cm" draw:start-shape="id6" draw:start-glue-point="6" draw:end-shape="id7" draw:end-glue-point="4" svg:d="M15000 4500v1000" svg:viewBox="0 0 1 1001">
          <text:p/>
        </draw:connector>
        <draw:custom-shape draw:name="Process 2" draw:style-name="gr8" draw:text-style-name="P2" xml:id="id7" draw:id="id7" draw:layer="layout" svg:width="6.5cm" svg:height="14.044cm" svg:x="11.75cm" svg:y="5.5cm">
          <text:p text:style-name="P1"><text:span text:style-name="T1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4" xml:id="id8" draw:id="id8" draw:layer="layout" svg:width="5.5cm" svg:height="1.75cm" svg:x="12.285cm" svg:y="15.135cm">
          <text:p text:style-name="P4">IOC Register is for interrupt change <text:s/>pin <text:s/>on port</text:p>
          <text:p text:style-name="P4">IOC | = ( <text:s/>1&lt;&lt;5)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svg:x1="15.035cm" svg:y1="14.352cm" svg:x2="15.035cm" svg:y2="15.135cm" draw:start-shape="id5" draw:start-glue-point="2" draw:end-shape="id8" draw:end-glue-point="0" svg:d="M15035 14352v783" svg:viewBox="0 0 1 784">
          <text:p/>
        </draw:connector>
        <draw:custom-shape draw:style-name="gr9" draw:text-style-name="P4" xml:id="id9" draw:id="id9" draw:layer="layout" svg:width="5.5cm" svg:height="1.75cm" svg:x="12.285cm" svg:y="17.529cm">
          <text:p text:style-name="P4">WPU register is the weakpull up register <text:line-break/>We set the pin <text:s/>high <text:line-break/>WPU |= (1&lt;&lt;5)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15.035cm" svg:y1="16.885cm" svg:x2="15.035cm" svg:y2="17.529cm" draw:start-shape="id8" draw:start-glue-point="2" draw:end-shape="id9" draw:end-glue-point="0" svg:d="M15035 16885v644" svg:viewBox="0 0 1 645">
          <text:p/>
        </draw:connector>
        <draw:custom-shape draw:style-name="gr12" draw:text-style-name="P4" xml:id="id10" draw:id="id10" draw:layer="layout" svg:width="5.75cm" svg:height="2cm" svg:x="3cm" svg:y="7.621cm">
          <text:p text:style-name="P4"><text:s/><text:line-break/>Set the INTCON register for Global interrupts <text:line-break/>This is <text:s/>bit7 <text:line-break/>INTCON | = (1&lt;&lt;7)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1" draw:id="id1" draw:layer="layout" svg:width="5.5cm" svg:height="1.365cm" svg:x="12.25cm" svg:y="5.635cm">
          <text:p text:style-name="P4">Set Ansel to 0x00 All <text:line-break/>pins on port are digital output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2" draw:id="id2" draw:layer="layout" svg:width="5.5cm" svg:height="1cm" svg:x="12.25cm" svg:y="7.75cm">
          <text:p text:style-name="P4">ADCON0 <text:s/>=0x00<text:line-break/>AD convertor <text:s/>module is of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3" draw:id="id3" draw:layer="layout" svg:width="5.5cm" svg:height="1cm" svg:x="12.25cm" svg:y="9.5cm">
          <text:p text:style-name="P4">CMCON = 0x00<text:line-break/>Comparator <text:s/>module is off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4" draw:id="id4" draw:layer="layout" svg:width="5.5cm" svg:height="1cm" svg:x="12.25cm" svg:y="11.25cm">
          <text:p text:style-name="P4">VRCON = 0x00<text:line-break/>Shut off voltage refere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5" draw:id="id5" draw:layer="layout" svg:width="5.5cm" svg:height="1.441cm" svg:x="12.285cm" svg:y="12.911cm">
          <text:p text:style-name="P4">SET TRISIO for all output ex gp5 <text:line-break/>TRISIO |= (1&lt;&lt;5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12" draw:id="id12" draw:layer="layout" svg:width="5.776cm" svg:height="1.75cm" svg:x="2.974cm" svg:y="12.5cm">
          <text:p text:style-name="P4">Clear the interrupt flag <text:line-break/>GPIF = 0; <text:line-break/>Count = 0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xml:id="id11" draw:id="id11" draw:layer="layout" svg:width="5.75cm" svg:height="1.25cm" svg:x="3cm" svg:y="10.317cm">
          <text:p text:style-name="P4">Set GPIO all pins to 0 <text:line-break/>GPIO = 0x0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3" draw:layer="layout" svg:x1="5.875cm" svg:y1="9.621cm" svg:x2="5.875cm" svg:y2="10.317cm" draw:start-shape="id10" draw:start-glue-point="2" draw:end-shape="id11" draw:end-glue-point="0" svg:d="M5875 9621v696" svg:viewBox="0 0 1 697">
          <text:p/>
        </draw:connector>
        <draw:connector draw:style-name="gr19" draw:text-style-name="P3" draw:layer="layout" svg:x1="5.875cm" svg:y1="11.567cm" svg:x2="5.862cm" svg:y2="12.5cm" draw:start-shape="id11" draw:start-glue-point="2" draw:end-shape="id12" draw:end-glue-point="0" svg:d="M5875 11567v467h-13v466" svg:viewBox="0 0 14 934">
          <text:p/>
        </draw:connector>
        <draw:custom-shape draw:name="Process 3" draw:style-name="gr20" draw:text-style-name="P2" xml:id="id14" draw:id="id14" draw:layer="layout" svg:width="3.599cm" svg:height="0.75cm" svg:x="4.074cm" svg:y="4.685cm">
          <text:p text:style-name="P1"><text:span text:style-name="T1">Main Metho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4" xml:id="id13" draw:id="id13" draw:layer="layout" svg:width="5.3cm" svg:height="0.75cm" svg:x="3.228cm" svg:y="6.174cm">
          <text:p text:style-name="P4">Call Initialis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3" draw:layer="layout" svg:x1="5.878cm" svg:y1="6.924cm" svg:x2="5.875cm" svg:y2="7.621cm" draw:start-shape="id13" draw:start-glue-point="2" draw:end-shape="id10" draw:end-glue-point="0" svg:d="M5878 6924v349h-3v348" svg:viewBox="0 0 4 698">
          <text:p/>
        </draw:connector>
        <draw:connector draw:style-name="gr23" draw:text-style-name="P3" draw:layer="layout" svg:x1="5.874cm" svg:y1="5.435cm" svg:x2="5.878cm" svg:y2="6.174cm" draw:start-shape="id14" draw:start-glue-point="6" draw:end-shape="id13" draw:end-glue-point="0" svg:d="M5874 5435v378h4v361" svg:viewBox="0 0 5 740">
          <text:p/>
        </draw:connector>
        <draw:connector draw:style-name="gr24" draw:text-style-name="P3" draw:layer="layout" draw:line-skew="-0.058cm" svg:x1="15cm" svg:y1="19.544cm" svg:x2="8.75cm" svg:y2="8.621cm" draw:start-shape="id7" draw:start-glue-point="6" draw:end-shape="id10" draw:end-glue-point="1" svg:d="M15000 19544v458h-4756v-11381h-1494" svg:viewBox="0 0 6251 11382">
          <text:p/>
        </draw:connector>
        <draw:custom-shape draw:style-name="gr25" draw:text-style-name="P5" xml:id="id23" draw:id="id23" draw:layer="layout" svg:width="6.006cm" svg:height="1.084cm" svg:x="2.938cm" svg:y="18.521cm"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5" xml:id="id22" draw:id="id22" draw:layer="layout" svg:width="5.901cm" svg:height="1.032cm" svg:x="2.936cm" svg:y="21.29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Process 4" draw:style-name="gr27" draw:text-style-name="P2" xml:id="id15" draw:id="id15" draw:layer="layout" svg:width="3.81cm" svg:height="1.218cm" svg:x="3.969cm" svg:y="15.529cm">
          <text:p text:style-name="P1"><text:span text:style-name="T1">While true </text:span><text:span text:style-name="T1"><text:line-break/></text:span><text:span text:style-name="T1">do the follow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8" draw:text-style-name="P3" draw:layer="layout" svg:x1="5.862cm" svg:y1="14.25cm" svg:x2="5.874cm" svg:y2="15.529cm" draw:start-shape="id12" draw:start-glue-point="2" draw:end-shape="id15" draw:end-glue-point="4" svg:d="M5862 14250v633h12v646" svg:viewBox="0 0 13 1280">
          <text:p/>
        </draw:connector>
        <draw:custom-shape draw:name="Process 5" draw:style-name="gr29" draw:text-style-name="P2" xml:id="id16" draw:id="id16" draw:layer="layout" svg:width="5.821cm" svg:height="1.264cm" svg:x="3.069cm" svg:y="19.845cm">
          <text:p text:style-name="P1"><text:span text:style-name="T1">Does nothing until</text:span><text:span text:style-name="T1"><text:line-break/></text:span><text:span text:style-name="T1">pin interrupt GP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6" draw:style-name="gr30" draw:text-style-name="P2" xml:id="id17" draw:id="id17" draw:layer="layout" svg:width="4.234cm" svg:height="1.138cm" svg:x="13.361cm" svg:y="21.139cm">
          <text:p text:style-name="P1"><text:span text:style-name="T1">Interrupt Proces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1" draw:text-style-name="P3" draw:layer="layout" svg:x1="8.89cm" svg:y1="20.477cm" svg:x2="15.478cm" svg:y2="21.139cm" draw:start-shape="id16" draw:start-glue-point="7" draw:end-shape="id17" draw:end-glue-point="4" svg:d="M8890 20477h6588v662" svg:viewBox="0 0 6589 663">
          <text:p/>
        </draw:connector>
        <draw:custom-shape draw:name="Decision 1" draw:style-name="gr32" draw:text-style-name="P2" xml:id="id18" draw:id="id18" draw:layer="layout" svg:width="4.445cm" svg:height="3.175cm" svg:x="13.254cm" svg:y="23.284cm">
          <text:p text:style-name="P1"><text:span text:style-name="T1">GP5= 0 </text:span></text:p>
          <text:p text:style-name="P1"><text:span text:style-name="T1">&amp;&amp;(IOC &amp;(1&lt;&lt;5)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3" draw:text-style-name="P3" draw:layer="layout" svg:x1="15.478cm" svg:y1="22.277cm" svg:x2="15.477cm" svg:y2="23.284cm" draw:start-shape="id17" draw:start-glue-point="6" draw:end-shape="id18" draw:end-glue-point="4" svg:d="M15478 22277v504h-1v503" svg:viewBox="0 0 2 1008">
          <text:p/>
        </draw:connector>
        <draw:custom-shape draw:style-name="gr34" draw:text-style-name="P4" xml:id="id19" draw:id="id19" draw:layer="layout" svg:width="8.44cm" svg:height="3.201cm" svg:x="2.963cm" svg:y="23.258cm">
          <text:p text:style-name="P4">If count = 5 then count =1 </text:p>
          <text:p text:style-name="P4">Count = Count = Count +1 <text:line-break/>Switch case statement <text:line-break/>Select value for each port pin from array </text:p>
          <text:p text:style-name="P4">Clear the GPIF flag 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3" draw:layer="layout" svg:x1="13.254cm" svg:y1="24.872cm" svg:x2="11.403cm" svg:y2="24.858cm" draw:start-shape="id18" draw:start-glue-point="5" draw:end-shape="id19" draw:end-glue-point="1" svg:d="M13254 24872h-932v-14h-919" svg:viewBox="0 0 1852 15">
          <text:p/>
        </draw:connector>
        <draw:custom-shape draw:name="Summing-Junction 1" draw:style-name="gr36" draw:text-style-name="P2" xml:id="id20" draw:id="id20" draw:layer="layout" svg:width="0.648cm" svg:height="0.583cm" svg:x="6.852cm" svg:y="27.516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7" draw:text-style-name="P3" draw:layer="layout" svg:x1="15.477cm" svg:y1="26.459cm" svg:x2="7.5cm" svg:y2="27.808cm" draw:start-shape="id18" draw:start-glue-point="6" draw:end-shape="id20" draw:end-glue-point="10" svg:d="M15477 26459v1349h-7977" svg:viewBox="0 0 7978 1350">
          <text:p/>
        </draw:connector>
        <draw:connector draw:style-name="gr38" draw:text-style-name="P3" draw:layer="layout" svg:x1="7.183cm" svg:y1="26.459cm" svg:x2="7.176cm" svg:y2="27.516cm" draw:start-shape="id19" draw:start-glue-point="2" draw:end-shape="id20" draw:end-glue-point="4" svg:d="M7183 26459v521h-7v536" svg:viewBox="0 0 8 1058">
          <text:p/>
        </draw:connector>
        <draw:custom-shape draw:name="Summing-Junction 2" draw:style-name="gr39" draw:text-style-name="P2" xml:id="id21" draw:id="id21" draw:layer="layout" svg:width="0.662cm" svg:height="0.673cm" svg:x="5.582cm" svg:y="17.331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0" draw:text-style-name="P3" draw:layer="layout" svg:x1="5.874cm" svg:y1="16.747cm" svg:x2="5.913cm" svg:y2="17.331cm" draw:start-shape="id15" draw:start-glue-point="6" draw:end-shape="id21" draw:end-glue-point="4" svg:d="M5874 16747v292h39v292" svg:viewBox="0 0 40 585">
          <text:p/>
        </draw:connector>
        <draw:connector draw:style-name="gr41" draw:text-style-name="P3" xml:id="id24" draw:id="id24" draw:layer="layout" draw:line-skew="0.081cm -0.952cm" svg:x1="5.887cm" svg:y1="22.33cm" svg:x2="5.582cm" svg:y2="17.668cm" draw:start-shape="id22" draw:start-glue-point="5" draw:end-shape="id21" draw:end-glue-point="6" svg:d="M5887 22330v583h-4405v-5245h4100" svg:viewBox="0 0 4406 5246">
          <text:p/>
        </draw:connector>
        <draw:connector draw:style-name="gr42" draw:text-style-name="P3" draw:layer="layout" svg:x1="5.913cm" svg:y1="18.004cm" svg:x2="5.941cm" svg:y2="18.521cm" draw:start-shape="id21" draw:start-glue-point="8" draw:end-shape="id23" draw:end-glue-point="5" svg:d="M5913 18004v265h28v252" svg:viewBox="0 0 29 518">
          <text:p/>
        </draw:connector>
        <draw:connector draw:style-name="gr43" draw:text-style-name="P3" draw:layer="layout" svg:x1="6.852cm" svg:y1="27.808cm" svg:x2="1.482cm" svg:y2="22.913cm" draw:start-shape="id20" draw:start-glue-point="6" draw:end-shape="id24" draw:end-glue-point="0" svg:d="M6852 27808h-5370v-4895" svg:viewBox="0 0 5371 4896">
          <text:p/>
        </draw:connector>
        <draw:frame draw:style-name="gr44" draw:text-style-name="P6" draw:layer="layout" svg:width="2.938cm" svg:height="0.687cm" svg:x="1.904cm" svg:y="17.728cm">
          <draw:text-box>
            <text:p>Loops forever</text:p>
          </draw:text-box>
        </draw:frame>
        <draw:frame draw:style-name="gr45" draw:text-style-name="P6" draw:layer="layout" svg:width="1.111cm" svg:height="0.793cm" svg:x="15.743cm" svg:y="26.539cm">
          <draw:text-box>
            <text:p>No</text:p>
          </draw:text-box>
        </draw:frame>
        <draw:frame draw:style-name="gr46" draw:text-style-name="P6" draw:layer="layout" svg:width="1.376cm" svg:height="0.645cm" svg:x="11.827cm" svg:y="24.977cm">
          <draw:text-box>
            <text:p>Yes</text:p>
          </draw:text-box>
        </draw:frame>
        <draw:custom-shape draw:style-name="gr47" draw:text-style-name="P4" xml:id="id26" draw:id="id26" draw:layer="layout" svg:width="4.842cm" svg:height="1.27cm" svg:x="3.465cm" svg:y="2.803cm">
          <text:p text:style-name="P4">Set <text:span text:style-name="T2">Global</text:span> <text:span text:style-name="T2">#defines </text:span>et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3" draw:layer="layout" svg:x1="5.887cm" svg:y1="2.205cm" svg:x2="5.886cm" svg:y2="2.803cm" draw:start-shape="id25" draw:start-glue-point="6" draw:end-shape="id26" draw:end-glue-point="4" svg:d="M5887 2205v306h-1v292" svg:viewBox="0 0 2 599">
          <text:p/>
        </draw:connector>
        <draw:connector draw:style-name="gr49" draw:text-style-name="P3" draw:layer="layout" svg:x1="5.886cm" svg:y1="4.073cm" svg:x2="5.874cm" svg:y2="4.685cm" draw:start-shape="id26" draw:start-glue-point="8" draw:end-shape="id14" draw:end-glue-point="4" svg:d="M5886 4073v300h-12v312" svg:viewBox="0 0 13 613">
          <text:p/>
        </draw:connector>
        <draw:frame draw:style-name="gr50" draw:text-style-name="P6" draw:layer="layout" svg:width="2.938cm" svg:height="0.801cm" draw:transform="rotate (1.58371176325965) translate (1.67cm 21.878cm)">
          <draw:text-box>
            <text:p>Loops forever</text:p>
          </draw:text-box>
        </draw:frame>
        <draw:frame draw:style-name="gr51" draw:text-style-name="P6" draw:layer="layout" svg:width="2.937cm" svg:height="0.741cm" svg:x="13.944cm" svg:y="23.865cm">
          <draw:text-box>
            <text:p>If statement</text:p>
          </draw:text-box>
        </draw:frame>
        <draw:connector draw:style-name="gr52" draw:text-style-name="P3" draw:layer="layout" svg:x1="8.528cm" svg:y1="6.549cm" svg:x2="13cm" svg:y2="4.125cm" draw:start-shape="id13" draw:start-glue-point="1" draw:end-shape="id6" draw:end-glue-point="5" svg:d="M8528 6549h2230v-2424h2242" svg:viewBox="0 0 4473 2425">
          <text:p/>
        </draw:connector>
        <draw:frame draw:style-name="gr53" draw:text-style-name="P6" draw:layer="layout" svg:width="8.07cm" svg:height="1.039cm" svg:x="9.816cm" svg:y="1.641cm">
          <draw:text-box>
            <text:p>MD Harrington <text:s/>Flow Chart showing how pin interrupts are used in PIC12F675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opacity="51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51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55308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8:05:27.150886483</meta:creation-date>
    <dc:date>2024-09-26T22:28:48.669826672</dc:date>
    <meta:editing-duration>PT2H26M6S</meta:editing-duration>
    <meta:editing-cycles>9</meta:editing-cycles>
    <meta:generator>LibreOffice/7.4.7.2$Linux_X86_64 LibreOffice_project/40$Build-2</meta:generator>
    <meta:document-statistic meta:object-count="56"/>
  </office:meta>
</office:document-meta>
</file>